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kontroluj.xml" manifest:media-type="text/xml"/>
  <manifest:file-entry manifest:full-path="Basic/Standard/script-lb.xml" manifest:media-type="text/xml"/>
  <manifest:file-entry manifest:full-path="Basic/Standard/penalizujAdalsie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5.133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859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0.665cm"/>
    </style:style>
    <style:style style:name="co10" style:family="table-column">
      <style:table-column-properties fo:break-before="auto" style:column-width="0.748cm"/>
    </style:style>
    <style:style style:name="co11" style:family="table-column">
      <style:table-column-properties fo:break-before="auto" style:column-width="0.776cm"/>
    </style:style>
    <style:style style:name="co12" style:family="table-column">
      <style:table-column-properties fo:break-before="auto" style:column-width="6.44cm"/>
    </style:style>
    <style:style style:name="co13" style:family="table-column">
      <style:table-column-properties fo:break-before="auto" style:column-width="5.251cm"/>
    </style:style>
    <style:style style:name="co14" style:family="table-column">
      <style:table-column-properties fo:break-before="auto" style:column-width="4.94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fo:border-bottom="0.06pt solid #000000" fo:background-color="#3deb3d" fo:border-left="0.06pt solid #000000" fo:border-right="none" fo:border-top="0.06pt solid #000000"/>
      <style:text-properties fo:color="#000000"/>
    </style:style>
    <style:style style:name="ce4" style:family="table-cell" style:parent-style-name="Default">
      <style:table-cell-properties fo:background-color="#c5000b"/>
      <style:text-properties fo:color="#000000"/>
    </style:style>
    <style:style style:name="ce5" style:family="table-cell" style:parent-style-name="Default">
      <style:table-cell-properties fo:background-color="#c5000b"/>
      <style:text-properties style:use-window-font-color="true"/>
    </style:style>
    <style:style style:name="ce6" style:family="table-cell" style:parent-style-name="Default">
      <style:table-cell-properties fo:background-color="#eb613d"/>
      <style:text-properties fo:color="#ffffff"/>
    </style:style>
    <style:style style:name="ce7" style:family="table-cell" style:parent-style-name="Default">
      <style:table-cell-properties fo:background-color="#c5000b"/>
      <style:text-properties fo:color="#000000" fo:font-size="20pt" style:font-size-asian="20pt" style:font-size-complex="20pt"/>
    </style:style>
    <style:style style:name="ce8" style:family="table-cell" style:parent-style-name="Default">
      <style:table-cell-properties fo:background-color="#999999"/>
      <style:text-properties fo:color="#000000"/>
    </style:style>
    <style:style style:name="ce9" style:family="table-cell" style:parent-style-name="Default">
      <style:text-properties style:font-name="Arial" fo:font-size="14pt" style:font-size-asian="14pt" style:font-size-complex="14pt"/>
    </style:style>
    <style:style style:name="ce10" style:family="table-cell" style:parent-style-name="Default">
      <style:table-cell-properties fo:background-color="#3deb3d" fo:border="0.06pt solid #000000"/>
      <style:text-properties fo:color="#000000"/>
    </style:style>
    <style:style style:name="ce11" style:family="table-cell" style:parent-style-name="Default">
      <style:table-cell-properties fo:border-bottom="0.06pt solid #000000" fo:background-color="#3deb3d" fo:border-left="none" fo:border-right="none" fo:border-top="0.06pt solid #000000"/>
      <style:text-properties fo:color="#000000"/>
    </style:style>
    <style:style style:name="ce12" style:family="table-cell" style:parent-style-name="Default">
      <style:table-cell-properties fo:background-color="#3deb3d" fo:border="none"/>
      <style:text-properties fo:font-size="20pt" style:font-size-asian="20pt" style:font-size-complex="20pt"/>
    </style:style>
    <style:style style:name="ce13" style:family="table-cell" style:parent-style-name="Default">
      <style:text-properties fo:color="#000000" fo:font-size="20pt" style:font-size-asian="20pt" style:font-size-complex="20pt"/>
    </style:style>
    <style:style style:name="ce14" style:family="table-cell" style:parent-style-name="Default">
      <style:table-cell-properties fo:background-color="#c5000b"/>
      <style:text-properties fo:color="#ffffff" fo:font-size="10pt" style:font-size-asian="10pt" style:font-size-complex="10pt"/>
    </style:style>
    <style:style style:name="ce15" style:family="table-cell" style:parent-style-name="Default"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6" style:family="table-cell" style:parent-style-name="Default"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order-bottom="0.06pt solid #000000" fo:background-color="#3deb3d" fo:border-left="none" fo:border-right="none" fo:border-top="0.06pt solid #000000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c5000b"/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eb613d" style:text-align-source="fix" style:repeat-content="false"/>
      <style:paragraph-properties fo:text-align="start" fo:margin-left="0cm"/>
      <style:text-properties fo:color="#ffffff" style:font-name="Arial" fo:font-size="14pt" style:font-size-asian="14pt" style:font-size-complex="14pt"/>
    </style:style>
    <style:style style:name="ce20" style:family="table-cell" style:parent-style-name="Default" style:data-style-name="N0">
      <style:table-cell-properties fo:background-color="#999999"/>
      <style:text-properties fo:color="#000000" style:font-name="Arial" fo:font-size="20pt" style:font-size-asian="20pt" style:font-size-complex="20pt"/>
    </style:style>
    <style:style style:name="ce21" style:family="table-cell" style:parent-style-name="Default">
      <style:table-cell-properties fo:background-color="#999999"/>
      <style:text-properties style:font-name="Arial" fo:font-size="14pt" style:font-size-asian="14pt" style:font-size-complex="14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4pt" style:font-size-asian="14pt" style:font-size-complex="14pt"/>
    </style:style>
    <style:style style:name="ce23" style:family="table-cell" style:parent-style-name="Default" style:data-style-name="N0">
      <style:text-properties style:font-name="Arial" fo:font-size="20pt" style:font-size-asian="20pt" style:font-size-complex="20pt"/>
    </style:style>
    <style:style style:name="ce24" style:family="table-cell" style:parent-style-name="Default" style:data-style-name="N0">
      <style:text-properties style:font-name="Arial" fo:font-size="14pt" style:font-size-asian="14pt" style:font-size-complex="14pt"/>
    </style:style>
    <style:style style:name="ce25" style:family="table-cell" style:parent-style-name="Default">
      <style:table-cell-properties fo:border-bottom="0.06pt solid #000000" fo:background-color="#3deb3d" fo:border-left="none" fo:border-right="0.06pt solid #000000" fo:border-top="0.06pt solid #000000"/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fo:color="#0099ff" style:font-name="Arial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ff" style:font-name="Arial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28" style:family="table-cell" style:parent-style-name="Default">
      <style:text-properties fo:color="#000000" style:font-name="Arial" fo:font-size="14pt" style:font-size-asian="14pt" style:font-size-complex="14pt"/>
    </style:style>
    <style:style style:name="ce29" style:family="table-cell" style:parent-style-name="Default">
      <style:table-cell-properties fo:wrap-option="wrap"/>
      <style:text-properties fo:color="#000000" style:text-outline="false" style:text-line-through-styl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4pt" style:font-size-asian="14pt" style:font-size-complex="14pt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color="#ff0000" style:font-name="Arial" fo:font-size="14pt" style:font-size-asian="14pt" style:font-size-complex="14pt"/>
    </style:style>
    <style:style style:name="ce33" style:family="table-cell" style:parent-style-name="Default">
      <style:text-properties style:use-window-font-color="true" style:font-name="Arial" fo:font-size="14pt" style:font-size-asian="14pt" style:font-size-complex="14pt"/>
    </style:style>
    <style:style style:name="gr1" style:family="graphic">
      <style:graphic-properties draw:marker-start="Kótovacie_20_šípky_20_1" draw:marker-start-width="0.2cm" draw:marker-start-center="false" draw:fill="solid" draw:fill-color="#ffffc0" draw:auto-grow-height="true" draw:auto-grow-width="false" fo:min-height="6.93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Kótovacie_20_šípky_20_1" draw:marker-start-width="0.2cm" draw:marker-start-center="false" draw:fill="solid" draw:fill-color="#ffffc0" draw:auto-grow-height="true" draw:auto-grow-width="false" fo:min-height="3.9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Kótovacie_20_ší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Kótovacie_20_šípky_20_1" draw:marker-start-width="0.2cm" draw:marker-start-center="false" draw:fill="solid" draw:fill-color="#ffffc0" draw:auto-grow-height="true" draw:auto-grow-width="false" fo:min-height="3.483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Kótovacie_20_šípky_20_1" draw:marker-start-width="0.2cm" draw:marker-start-center="false" draw:fill="solid" draw:fill-color="#ffffc0" draw:auto-grow-height="true" draw:auto-grow-width="false" fo:min-height="3.18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Kótovacie_20_šípky_20_1" draw:marker-start-width="0.2cm" draw:marker-start-center="false" draw:fill="solid" draw:fill-color="#ffffc0" draw:auto-grow-height="true" draw:auto-grow-width="false" fo:min-height="2.03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Kótovacie_20_šípky_20_1" draw:marker-start-width="0.2cm" draw:marker-start-center="false" draw:fill="solid" draw:fill-color="#ffffc0" draw:auto-grow-height="true" draw:auto-grow-width="false" fo:min-height="1.5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Kótovacie_20_šípky_20_1" draw:marker-start-width="0.2cm" draw:marker-start-center="false" draw:fill="solid" draw:fill-color="#ffffc0" draw:auto-grow-height="true" draw:auto-grow-width="false" fo:min-height="1.77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>
        <style:tab-stops/>
      </style:paragraph-properties>
      <style:text-properties style:text-outline="false" style:text-line-through-style="none" style:font-name="Arial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8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language-asian="zxx" style:country-asian="none" style:font-style-asian="italic" style:font-weight-asian="normal" style:font-name-complex="Tahoma" style:font-size-complex="8pt" style:language-complex="zxx" style:country-complex="none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Dalsie!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document" xlink:type="simple"/>
              </office:event-listeners>
            </form:button>
            <form:button form:name="PushButton1" form:control-implementation="ooo:com.sun.star.form.component.CommandButton" xml:id="control2" form:id="control2" form:label="Skontroluj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kontroluj.Main?language=Basic&amp;location=document" xlink:type="simple"/>
              </office:event-listeners>
            </form:button>
            <form:button form:name="PushButton2" form:control-implementation="ooo:com.sun.star.form.component.CommandButton" xml:id="control3" form:id="control3" form:label="Penalizuj&amp;Dalsie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penalizujAdalsie.Main?language=Basic&amp;location=document" xlink:type="simple"/>
              </office:event-listeners>
            </form:button>
          </form:form>
        </office:forms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11" table:default-cell-style-name="ce9"/>
        <table:table-column table:style-name="co10" table:default-cell-style-name="ce9"/>
        <table:table-column table:style-name="co6" table:number-columns-repeated="1011" table:default-cell-style-name="ce9"/>
        <table:table-row table:style-name="ro1">
          <table:table-cell table:style-name="ce1" office:value-type="string">
            <office:annotation draw:style-name="gr1" draw:text-style-name="P2" svg:width="21.197cm" svg:height="7.131cm" svg:x="13.853cm" svg:y="0cm" draw:caption-point-x="-6.067cm" draw:caption-point-y="0.01cm">
              <dc:date>2014-10-28T00:00:00</dc:date>
              <text:p text:style-name="P2"><text:span text:style-name="T1">Minov sklovickovac – navod:</text:span></text:p>
              <text:p text:style-name="P2"><text:span text:style-name="T1"/></text:p>
              <text:p text:style-name="P2"><text:span text:style-name="T1">Program sa sklada z troch zakladnych skriptov:</text:span></text:p>
              <text:p text:style-name="P2"><text:span text:style-name="T1">Dalsie:</text:span></text:p>
              <text:p text:style-name="P2"><text:span text:style-name="T1"><text:tab/></text:span><text:span text:style-name="T1">Vygeneruje nove slovicko na skusanie. V riadku 5 zisti ake sheety (lekcie) sa budu skusat. Nasledne vyberie s nich nahodne slovicko s distribuciou podla </text:span><text:span text:style-name="T1"><text:tab/></text:span><text:span text:style-name="T1"><text:tab/></text:span><text:span text:style-name="T1">skore slovicok. Kazde slovicko ma priradene skore (stlpec H v sheete lekcie) <text:s/>- cele cislo, ktore vyjadruje, ako dobre vieme slovicko (cim mensie, tym lepsie).</text:span></text:p>
              <text:p text:style-name="P2"><text:span text:style-name="T1"><text:s/></text:span><text:span text:style-name="T1"><text:tab/></text:span><text:span text:style-name="T1">Skore slovicka sa da upravit modifikatorom doslednost (policko B2). </text:span></text:p>
              <text:p text:style-name="P2"><text:span text:style-name="T1">Skontroluj:</text:span></text:p>
              <text:p text:style-name="P2"><text:span text:style-name="T1"><text:tab/></text:span><text:span text:style-name="T1">Skontroluje ci slovicko ktore uzivatel zadal do policka B15 je spravnym prekladom. Tento preklad je zobrazeny aj na policku E15.</text:span></text:p>
              <text:p text:style-name="P2"><text:span text:style-name="T1"><text:tab/></text:span><text:span text:style-name="T1">Slovicka a ich preklady sa nachadzaju v sheetoch lekcii. Slovicko je v stlpci B a preklad v stlpci A.</text:span></text:p>
              <text:p text:style-name="P2"><text:span text:style-name="T1">Penalizuj:</text:span></text:p>
              <text:p text:style-name="P2"><text:span text:style-name="T1"><text:tab/></text:span><text:span text:style-name="T1">Upravi skore slovicka podla toho ci sme ho prelozili dobre alebo nie. (prenasobenie skore konstantou)</text:span></text:p>
              <text:p text:style-name="P2"><text:span text:style-name="T1"/></text:p>
              <text:p text:style-name="P2"><text:span text:style-name="T1">Pouzivanie:</text:span></text:p>
              <text:p text:style-name="P2"><text:span text:style-name="T1"><text:tab/></text:span><text:span text:style-name="T1">Vyberieme lekcie ktore chceme si precvicit, a ich indexy(poradove cislo sheetu od 0) vzostupne zadame do riadku 5. Po kliknuti na "Dalsie" sa v riadku 6 </text:span><text:span text:style-name="T1"><text:tab/></text:span><text:span text:style-name="T1"><text:tab/></text:span><text:span text:style-name="T1">zobrazia mena lekcii a vygeneruje sa prve slovicko, ktore sa zobrazi na policku A15. Do policka B15 napiseme preklad slovicka. Spustime skript "Skontroluj"</text:span></text:p>
              <text:p text:style-name="P2"><text:span text:style-name="T1"><text:tab/></text:span><text:span text:style-name="T1">(shift+enter). Nasledne skripty "Penalizuj" a "Dalsie" (ctrl+enter).</text:span></text:p>
              <text:p text:style-name="P2"><text:span text:style-name="T1"><text:tab/></text:span><text:span text:style-name="T1">Mozeme zvolit roznu doslednost (B2) podla toho ci chceme sa skusat aj slovicka ktore vieme alebo sa sustredit na problematicke.</text:span></text:p>
              <text:p text:style-name="P2"><text:span text:style-name="T1"/></text:p>
              <text:p text:style-name="P2"><text:span text:style-name="T1">Pridanie novej lekcie:</text:span></text:p>
              <text:p text:style-name="P2"><text:span text:style-name="T1"><text:tab/></text:span><text:span text:style-name="T1">Vytvorime novy sheet a nazveme ho. Naplnime ho slovickami: stlpec A vyplnime cuzdojazicne a stlpec B slovensky. Stlpec H naplnime jednotkami (zaciatocne </text:span><text:span text:style-name="T1"><text:tab/></text:span><text:span text:style-name="T1">skore slovicok). Do policka G1 vlozime pocet slovicok v lekcii (alebo formulu =COUNTA(A1:A10000)) </text:span></text:p>
            </office:annotation>
            <text:p>HELP!</text:p>
          </table:table-cell>
          <table:table-cell table:style-name="ce2" office:value-type="string">
            <text:p>Dôslednost</text:p>
          </table:table-cell>
          <table:table-cell table:style-name="ce2" office:value-type="string">
            <text:p>.</text:p>
          </table:table-cell>
          <table:table-cell table:style-name="ce2" table:number-columns-repeated="2"/>
          <table:table-cell table:style-name="ce15"/>
          <table:table-cell table:style-name="ce16" table:number-columns-repeated="1018"/>
        </table:table-row>
        <table:table-row table:style-name="ro1">
          <table:table-cell table:style-name="ce2"/>
          <table:table-cell table:style-name="ce10" office:value-type="float" office:value="1">
            <office:annotation draw:style-name="gr2" draw:text-style-name="P3" svg:width="18.592cm" svg:height="4.15cm" svg:x="13.509cm" svg:y="0cm" draw:caption-point-x="-0.61cm" draw:caption-point-y="0.463cm">
              <dc:date>2014-10-28T00:00:00</dc:date>
              <text:p text:style-name="P3"><text:span text:style-name="T1">Doslednost - parameter generovania slovicok.</text:span></text:p>
              <text:p text:style-name="P3"><text:span text:style-name="T1"/></text:p>
              <text:p text:style-name="P3"><text:span text:style-name="T1">Sem sa zada </text:span><text:span text:style-name="T2">doslednost</text:span><text:span text:style-name="T1"> , co je kladne cislo ktorym sa umocnuje skore slovicka pri generovani noveho. Efekt v zavislosti od doslednosti je:</text:span></text:p>
              <text:p text:style-name="P3"><text:span text:style-name="T1">0:</text:span></text:p>
              <text:p text:style-name="P3"><text:span text:style-name="T1"><text:tab/></text:span><text:span text:style-name="T1">Vsetky slovicka su rovnocenne a generuju sa s rovnakou pravdepodobnostou. Najdokladnejsie preskusavanie.</text:span></text:p>
              <text:p text:style-name="P3"><text:span text:style-name="T1">1:</text:span></text:p>
              <text:p text:style-name="P3"><text:span text:style-name="T1"><text:tab/></text:span><text:span text:style-name="T1">Normalny mod. Taske slovicka sa zobrazuju castejsie ale objavia sa aj lachsie.</text:span></text:p>
              <text:p text:style-name="P3"><text:span text:style-name="T1">2-3:</text:span></text:p>
              <text:p text:style-name="P3"><text:span text:style-name="T1"><text:tab/></text:span><text:span text:style-name="T1">Zamerane na tazke slovicka.</text:span></text:p>
              <text:p text:style-name="P3"><text:span text:style-name="T1">Velke:</text:span></text:p>
              <text:p text:style-name="P3"><text:span text:style-name="T1"><text:tab/></text:span><text:span text:style-name="T1">Vygeneruje iba najtazsie slovicko.</text:span></text:p>
            </office:annotation>
            <text:p>1</text:p>
          </table:table-cell>
          <table:table-cell table:style-name="ce2" table:number-columns-repeated="3"/>
          <table:table-cell table:style-name="ce16" table:number-columns-repeated="1019"/>
        </table:table-row>
        <table:table-row table:style-name="ro1">
          <table:table-cell table:style-name="ce2" table:number-columns-repeated="5"/>
          <table:table-cell table:style-name="ce16" table:number-columns-repeated="1019"/>
        </table:table-row>
        <table:table-row table:style-name="ro1">
          <table:table-cell table:style-name="ce2" office:value-type="string">
            <text:p>---------- <text:s text:c="3"/>lekcie (indexy ) <text:s text:c="20"/>---------&gt;</text:p>
          </table:table-cell>
          <table:table-cell table:style-name="ce2" table:number-columns-repeated="4"/>
          <table:table-cell table:style-name="ce16" table:number-columns-repeated="1019"/>
        </table:table-row>
        <table:table-row table:style-name="ro1">
          <table:table-cell table:style-name="ce3" office:value-type="float" office:value="1">
            <office:annotation draw:style-name="gr3" draw:text-style-name="P4" svg:width="2.899cm" svg:height="3.666cm" svg:x="8.396cm" svg:y="0.313cm" draw:caption-point-x="-0.61cm" draw:caption-point-y="1.51cm">
              <dc:date>2014-10-28T00:00:00</dc:date>
              <text:p text:style-name="P4"><text:span text:style-name="T1">Do tohto riadku sa vkladaju indexy sheetov, z ktorych <text:s/>generuju slovicka na skusanie.</text:span></text:p>
              <text:p text:style-name="P4"><text:span text:style-name="T1"/></text:p>
              <text:p text:style-name="P4"><text:span text:style-name="T1">Index je prirodzene cislo</text:span></text:p>
              <text:p text:style-name="P4"><text:span text:style-name="T1"/></text:p>
              <text:p text:style-name="P4"><text:span text:style-name="T1">Indexy musia ist porade! </text:span></text:p>
            </office:annotation>
            <text:p>1</text:p>
          </table:table-cell>
          <table:table-cell table:style-name="ce11" table:number-columns-repeated="4"/>
          <table:table-cell table:style-name="ce17" table:number-columns-repeated="1018"/>
          <table:table-cell table:style-name="ce25"/>
        </table:table-row>
        <table:table-row table:style-name="ro1">
          <table:table-cell table:style-name="ce4" office:value-type="string">
            <office:annotation draw:style-name="gr4" draw:text-style-name="P3" svg:width="2.899cm" svg:height="3.683cm" svg:x="8.396cm" svg:y="0.766cm" draw:caption-point-x="-0.61cm" draw:caption-point-y="1.51cm">
              <dc:date>2014-10-28T00:00:00</dc:date>
              <text:p text:style-name="P3"><text:span text:style-name="T1">Obsah tohoto riadku sa generuje automaticky.</text:span></text:p>
              <text:p text:style-name="P3"><text:span text:style-name="T1"/></text:p>
              <text:p text:style-name="P3"><text:span text:style-name="T1">Bunka vzdy obsahuje nazov sheetu ktoreho index uzivatel zadal v riadku nad nou.</text:span></text:p>
              <text:p text:style-name="P3"><text:span text:style-name="T1"/></text:p>
              <text:p text:style-name="P3"><text:span text:style-name="T1">Sluzi iba na informaciu.</text:span></text:p>
            </office:annotation>
            <text:p>Duolingo - animals</text:p>
          </table:table-cell>
          <table:table-cell table:number-columns-repeated="4" table:style-name="ce4" office:value-type="string">
            <text:p>0</text:p>
          </table:table-cell>
          <table:table-cell table:number-columns-repeated="16" table:style-name="ce18" office:value-type="string">
            <text:p>0</text:p>
          </table:table-cell>
          <table:table-cell table:style-name="ce18" table:number-columns-repeated="1003"/>
        </table:table-row>
        <table:table-row table:style-name="ro1">
          <table:table-cell table:style-name="ce2" office:value-type="string">
            <text:p>---------- <text:s text:c="3"/>lekcie (mena) <text:s text:c="6"/>---------&gt;</text:p>
          </table:table-cell>
          <table:table-cell table:style-name="Default" table:number-columns-repeated="1023"/>
        </table:table-row>
        <table:table-row table:style-name="ro1" table:number-rows-repeated="2">
          <table:table-cell table:style-name="ce2" table:number-columns-repeated="5"/>
          <table:table-cell table:style-name="ce16" table:number-columns-repeated="1019"/>
        </table:table-row>
        <table:table-row table:style-name="ro1">
          <table:table-cell table:style-name="ce4" office:value-type="string">
            <office:annotation draw:style-name="gr3" draw:text-style-name="P4" svg:width="2.899cm" svg:height="2.406cm" svg:x="8.396cm" svg:y="2.579cm" draw:caption-point-x="-0.61cm" draw:caption-point-y="1.51cm">
              <dc:date>2014-10-28T00:00:00</dc:date>
              <text:p text:style-name="P4"><text:span text:style-name="T1">Generovane automaticky.</text:span></text:p>
              <text:p text:style-name="P4"><text:span text:style-name="T1"/></text:p>
              <text:p text:style-name="P4"><text:span text:style-name="T1">Nazov sheetu prave vygenerovaneho slovicka.</text:span></text:p>
              <text:p text:style-name="P4"><text:span text:style-name="T1"/></text:p>
            </office:annotation>
            <text:p>Duolingo - animals</text:p>
          </table:table-cell>
          <table:table-cell table:style-name="ce2" office:value-type="string">
            <text:p>&lt;-----aktualny seet slovicka</text:p>
          </table:table-cell>
          <table:table-cell table:style-name="ce2" table:number-columns-repeated="3"/>
          <table:table-cell table:style-name="ce16" table:number-columns-repeated="1019"/>
        </table:table-row>
        <table:table-row table:style-name="ro1">
          <table:table-cell table:style-name="ce5" office:value-type="float" office:value="1.61300659179688">
            <office:annotation draw:style-name="gr5" draw:text-style-name="P3" svg:width="2.899cm" svg:height="3.384cm" svg:x="8.396cm" svg:y="3.033cm" draw:caption-point-x="-0.61cm" draw:caption-point-y="1.51cm">
              <dc:date>2014-10-28T00:00:00</dc:date>
              <text:p text:style-name="P3"><text:span text:style-name="T1">Generovane automaticky</text:span></text:p>
              <text:p text:style-name="P3"><text:span text:style-name="T1"/></text:p>
              <text:p text:style-name="P3"><text:span text:style-name="T1">Nahodne cislo z intervalu &lt;0,celkove skore&gt; ktore sa pouzilo pri generovani slovicka.</text:span></text:p>
              <text:p text:style-name="P3"><text:span text:style-name="T1"/></text:p>
              <text:p text:style-name="P3"><text:span text:style-name="T1">Iba informativne.</text:span></text:p>
            </office:annotation>
            <text:p>1,61</text:p>
          </table:table-cell>
          <table:table-cell table:style-name="ce2" office:value-type="string">
            <text:p>&lt;-----nahodne cislo</text:p>
          </table:table-cell>
          <table:table-cell table:style-name="ce2" table:number-columns-repeated="3"/>
          <table:table-cell table:style-name="Default" table:number-columns-repeated="11"/>
          <table:table-cell table:style-name="ce16" table:number-columns-repeated="1008"/>
        </table:table-row>
        <table:table-row table:style-name="ro2">
          <table:table-cell table:style-name="ce5" office:value-type="float" office:value="5">
            <office:annotation draw:style-name="gr6" draw:text-style-name="P3" svg:width="2.899cm" svg:height="3.351cm" svg:x="8.396cm" svg:y="3.486cm" draw:caption-point-x="-0.61cm" draw:caption-point-y="1.51cm">
              <dc:date>2014-10-28T00:00:00</dc:date>
              <text:p text:style-name="P3"><text:span text:style-name="T1">Generovane automaticky.</text:span></text:p>
              <text:p text:style-name="P3"><text:span text:style-name="T1"/></text:p>
              <text:p text:style-name="P3"><text:span text:style-name="T1">Celkove skore slovicok v skusanych sheetoch.</text:span></text:p>
              <text:p text:style-name="P3"><text:span text:style-name="T1"/></text:p>
              <text:p text:style-name="P3"><text:span text:style-name="T1">Tip: Cim je nissie, tym lepsie slovicka viete.</text:span></text:p>
            </office:annotation>
            <text:p>5</text:p>
          </table:table-cell>
          <table:table-cell table:style-name="ce2" office:value-type="string">
            <text:p>&lt;-----celkove skore</text:p>
          </table:table-cell>
          <table:table-cell table:style-name="ce2" table:number-columns-repeated="3"/>
          <table:table-cell table:style-name="Default" table:number-columns-repeated="10"/>
          <table:table-cell table:style-name="ce16" table:number-columns-repeated="1009"/>
        </table:table-row>
        <table:table-row table:style-name="ro3">
          <table:table-cell table:style-name="ce5" office:value-type="float" office:value="1">
            <office:annotation draw:style-name="gr7" draw:text-style-name="P3" svg:width="3.899cm" svg:height="1.776cm" svg:x="8.396cm" svg:y="3.959cm" draw:caption-point-x="-0.61cm" draw:caption-point-y="1.51cm">
              <dc:date>2014-10-28T00:00:00</dc:date>
              <text:p text:style-name="P3"><text:span text:style-name="T1">Generovane automaticky.</text:span></text:p>
              <text:p text:style-name="P3"><text:span text:style-name="T1"/></text:p>
              <text:p text:style-name="P3"><text:span text:style-name="T1">Cislo riadku prave vygenerovaneho slovicka.</text:span></text:p>
              <text:p text:style-name="P3"><text:span text:style-name="T1"/></text:p>
            </office:annotation>
            <text:p>1</text:p>
          </table:table-cell>
          <table:table-cell table:style-name="ce4" office:value-type="float" office:value="0">
            <office:annotation draw:style-name="gr8" draw:text-style-name="P4" svg:width="2.899cm" svg:height="2.406cm" svg:x="13.509cm" svg:y="3.959cm" draw:caption-point-x="-0.61cm" draw:caption-point-y="1.51cm">
              <dc:date>2014-10-28T00:00:00</dc:date>
              <text:p text:style-name="P4"><text:span text:style-name="T1">Generovane automaticky.</text:span></text:p>
              <text:p text:style-name="P4"><text:span text:style-name="T1"/></text:p>
              <text:p text:style-name="P4"><text:span text:style-name="T1">Cislo sheetu prave vygenerovaneho slovicka.</text:span></text:p>
              <text:p text:style-name="P4"><text:span text:style-name="T1"/></text:p>
            </office:annotation>
            <text:p>0</text:p>
          </table:table-cell>
          <table:table-cell table:style-name="ce2" office:value-type="string">
            <text:p>&lt;---poradie, a index sheetu vygenerovaneho slovicka</text:p>
          </table:table-cell>
          <table:table-cell table:style-name="ce2" office:value-type="string">
            <text:p><text:s/></text:p>
          </table:table-cell>
          <table:table-cell table:style-name="ce2"/>
          <table:table-cell table:number-columns-repeated="1019"/>
        </table:table-row>
        <table:table-row table:style-name="ro4">
          <table:table-cell table:style-name="ce6" table:number-columns-repeated="5"/>
          <table:table-cell table:style-name="ce19"/>
          <table:table-cell table:style-name="ce22" table:number-columns-repeated="1018"/>
        </table:table-row>
        <table:table-row table:style-name="ro5">
          <table:table-cell table:style-name="ce7" office:value-type="string">
            <text:p>,</text:p>
          </table:table-cell>
          <table:table-cell table:style-name="ce12"/>
          <table:table-cell table:style-name="ce7" office:value-type="string">
            <text:p>---</text:p>
          </table:table-cell>
          <table:table-cell table:style-name="ce13"/>
          <table:table-cell table:style-name="ce14" office:value-type="string">
            <office:annotation draw:style-name="gr3" draw:text-style-name="P4" svg:width="2.899cm" svg:height="3.036cm" svg:x="25.744cm" svg:y="5.081cm" draw:caption-point-x="-0.61cm" draw:caption-point-y="1.51cm">
              <dc:date>2014-10-28T00:00:00</dc:date>
              <text:p text:style-name="P4"><text:span text:style-name="T1">Generovane automaticky.</text:span></text:p>
              <text:p text:style-name="P4"><text:span text:style-name="T1"/></text:p>
              <text:p text:style-name="P4"><text:span text:style-name="T1">Tu je prelozene slovicko zobrazene bielou farbou! Uzitocne pre kontrolu a ladenie.</text:span></text:p>
              <text:p text:style-name="P4"><text:span text:style-name="T1"/></text:p>
            </office:annotation>
            <text:p>Lesson 1</text:p>
          </table:table-cell>
          <table:table-cell table:style-name="ce20"/>
          <table:table-cell table:style-name="ce23" table:number-columns-repeated="1018"/>
        </table:table-row>
        <table:table-row table:style-name="ro4">
          <table:table-cell table:style-name="ce8" table:number-columns-repeated="5"/>
          <table:table-cell table:style-name="ce21"/>
          <table:table-cell table:number-columns-repeated="1018"/>
        </table:table-row>
        <table:table-row table:style-name="ro4">
          <table:table-cell table:style-name="ce2" table:number-columns-repeated="2"/>
          <table:table-cell table:style-name="ce2">
            <draw:control table:end-cell-address="'0'.C19" table:end-x="4.091cm" table:end-y="0.131cm" draw:z-index="1" draw:text-style-name="P1" svg:width="3.999cm" svg:height="1.001cm" svg:x="0.093cm" svg:y="0.376cm" draw:control="control2"/>
          </table:table-cell>
          <table:table-cell table:style-name="ce2">
            <draw:control table:end-cell-address="'0'.F19" table:end-x="0.856cm" table:end-y="0.131cm" draw:z-index="0" draw:name="bla" draw:text-style-name="P1" svg:width="4cm" svg:height="1.001cm" svg:x="4.901cm" svg:y="0.376cm" draw:control="control1"/>
            <draw:control table:end-cell-address="'0'.D19" table:end-x="4.401cm" table:end-y="0.131cm" draw:z-index="2" draw:text-style-name="P1" svg:width="4cm" svg:height="1.001cm" svg:x="0.401cm" svg:y="0.376cm" draw:control="control3"/>
          </table:table-cell>
          <table:table-cell table:style-name="ce2"/>
          <table:table-cell table:number-columns-repeated="1019"/>
        </table:table-row>
        <table:table-row table:style-name="ro4">
          <table:table-cell table:style-name="ce2" table:number-columns-repeated="5"/>
          <table:table-cell table:number-columns-repeated="1019"/>
        </table:table-row>
        <table:table-row table:style-name="ro4">
          <table:table-cell table:style-name="ce2"/>
          <table:table-cell table:style-name="ce2" office:value-type="string">
            <text:p>KLAVES. SKRATKY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/>
          <table:table-cell table:style-name="ce2" office:value-type="string">
            <text:p>skontroluj: shift+enter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/>
          <table:table-cell table:style-name="ce2" office:value-type="string">
            <text:p>dalsie: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style-name="ce2"/>
          <table:table-cell table:style-name="ce2" office:value-type="string">
            <text:p>penalizuj a dalsie: ctrl+enter</text:p>
          </table:table-cell>
          <table:table-cell table:style-name="ce2" table:number-columns-repeated="3"/>
          <table:table-cell table:number-columns-repeated="1019"/>
        </table:table-row>
        <table:table-row table:style-name="ro4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4">
          <table:table-cell table:style-name="Default" table:number-columns-repeated="3"/>
          <table:table-cell table:style-name="ce2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" table:number-columns-repeated="5"/>
          <table:table-cell table:style-name="ce16" table:number-columns-repeated="1019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4" table:number-rows-repeated="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6"/>
          <table:table-cell table:style-name="ce24" table:number-columns-repeated="1018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6"/>
          <table:table-cell table:style-name="ce24" table:number-columns-repeated="1018"/>
        </table:table-row>
        <table:table-row table:style-name="ro4">
          <table:table-cell table:style-name="Default" table:number-columns-repeated="6"/>
          <table:table-cell table:style-name="ce22" table:number-columns-repeated="1018"/>
        </table:table-row>
        <table:table-row table:style-name="ro4" table:number-rows-repeated="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6"/>
          <table:table-cell table:style-name="ce22" table:number-columns-repeated="1018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4" table:number-rows-repeated="6549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uolingo - animals" table:style-name="ta1">
        <office:forms form:automatic-focus="false" form:apply-design-mode="false"/>
        <table:table-column table:style-name="co12" table:default-cell-style-name="ce28"/>
        <table:table-column table:style-name="co13" table:default-cell-style-name="ce9"/>
        <table:table-column table:style-name="co14" table:default-cell-style-name="ce9"/>
        <table:table-column table:style-name="co15" table:number-columns-repeated="1021" table:default-cell-style-name="ce9"/>
        <table:table-row table:style-name="ro6">
          <table:table-cell table:style-name="ce26" office:value-type="string">
            <text:p>Duolingo – Animals</text:p>
          </table:table-cell>
          <table:table-cell table:style-name="ce30" office:value-type="string">
            <text:p>.</text:p>
          </table:table-cell>
          <table:table-cell/>
          <table:table-cell table:style-name="ce28" table:number-columns-repeated="2"/>
          <table:table-cell table:style-name="ce28" office:value-type="float" office:value="1">
            <text:p>1</text:p>
          </table:table-cell>
          <table:table-cell table:style-name="ce28" table:formula="of:=COUNTA([.A1:.A10000])" office:value-type="float" office:value="31">
            <text:p>31</text:p>
          </table:table-cell>
          <table:table-cell table:style-name="ce28" office:value-type="float" office:value="1">
            <text:p>1</text:p>
          </table:table-cell>
          <table:table-cell table:style-name="ce32" office:value-type="string">
            <text:p>Tento stlpec sa nepouziva a su v nom iba vysvetlivky</text:p>
          </table:table-cell>
          <table:table-cell table:number-columns-repeated="1015"/>
        </table:table-row>
        <table:table-row table:style-name="ro7">
          <table:table-cell table:style-name="ce27" office:value-type="string">
            <text:p>Lesson 1</text:p>
          </table:table-cell>
          <table:table-cell table:style-name="ce28" office:value-type="string">
            <text:p>,</text:p>
          </table:table-cell>
          <table:table-cell/>
          <table:table-cell table:style-name="ce28" table:number-columns-repeated="4"/>
          <table:table-cell table:style-name="ce28" office:value-type="float" office:value="1">
            <text:p>1</text:p>
          </table:table-cell>
          <table:table-cell table:style-name="ce33" office:value-type="string">
            <text:p>Je mozne pridavat clenenie takymito riadkami, ale treba dat skore 0</text:p>
          </table:table-cell>
          <table:table-cell table:number-columns-repeated="1015"/>
        </table:table-row>
        <table:table-row table:style-name="ro4">
          <table:table-cell office:value-type="string">
            <text:p>le cheval</text:p>
          </table:table-cell>
          <table:table-cell table:style-name="ce28" office:value-type="string">
            <text:p>kôň</text:p>
          </table:table-cell>
          <table:table-cell office:value-type="string">
            <text:p>le cheval</text:p>
          </table:table-cell>
          <table:table-cell table:style-name="ce28" table:formula="of:=IF((([.A3]&lt;&gt;[.C3])AND([.F$1]=1)) ;&quot;CHYBA&quot;;&quot;&quot;)">
            <text:p/>
          </table:table-cell>
          <table:table-cell table:style-name="ce28"/>
          <table:table-cell table:style-name="Default"/>
          <table:table-cell table:style-name="Default"/>
          <table:table-cell table:style-name="ce28" office:value-type="float" office:value="1">
            <text:p>1</text:p>
          </table:table-cell>
          <table:table-cell table:style-name="ce28"/>
          <table:table-cell table:number-columns-repeated="1015"/>
        </table:table-row>
        <table:table-row table:style-name="ro4">
          <table:table-cell office:value-type="string">
            <text:p>le chien</text:p>
          </table:table-cell>
          <table:table-cell office:value-type="string">
            <text:p>pes</text:p>
          </table:table-cell>
          <table:table-cell office:value-type="string">
            <text:p>le chien</text:p>
          </table:table-cell>
          <table:table-cell table:style-name="ce28" table:formula="of:=IF((([.A4]&lt;&gt;[.C4])AND([.F$1]=1)) ;&quot;CHYBA&quot;;&quot;&quot;)">
            <text:p/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4">
          <table:table-cell office:value-type="string">
            <text:p>l'animal, m</text:p>
          </table:table-cell>
          <table:table-cell office:value-type="string">
            <text:p>zviera</text:p>
          </table:table-cell>
          <table:table-cell/>
          <table:table-cell table:style-name="ce28" table:formula="of:=IF((([.A5]&lt;&gt;[.C5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8" office:value-type="float" office:value="1">
            <text:p>1</text:p>
          </table:table-cell>
          <table:table-cell table:number-columns-repeated="1016"/>
        </table:table-row>
        <table:table-row table:style-name="ro8">
          <table:table-cell table:style-name="ce29" office:value-type="string">
            <text:p>l'oiseau, m</text:p>
          </table:table-cell>
          <table:table-cell office:value-type="string">
            <text:p>vták</text:p>
          </table:table-cell>
          <table:table-cell/>
          <table:table-cell table:style-name="ce28" table:formula="of:=IF((([.A6]&lt;&gt;[.C6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8" office:value-type="float" office:value="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le canard</text:p>
          </table:table-cell>
          <table:table-cell office:value-type="string">
            <text:p>kačka</text:p>
          </table:table-cell>
          <table:table-cell/>
          <table:table-cell table:style-name="ce28" table:formula="of:=IF((([.A7]&lt;&gt;[.C7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4">
          <table:table-cell office:value-type="string">
            <text:p>la chatte</text:p>
          </table:table-cell>
          <table:table-cell office:value-type="string">
            <text:p>mačka (dievčatko)</text:p>
          </table:table-cell>
          <table:table-cell/>
          <table:table-cell table:style-name="ce28" table:formula="of:=IF((([.A8]&lt;&gt;[.C8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8" office:value-type="float" office:value="1">
            <text:p>1</text:p>
          </table:table-cell>
          <table:table-cell table:number-columns-repeated="1016"/>
        </table:table-row>
        <table:table-row table:style-name="ro4">
          <table:table-cell office:value-type="string">
            <text:p>l'éléphant, m</text:p>
          </table:table-cell>
          <table:table-cell office:value-type="string">
            <text:p>slon</text:p>
          </table:table-cell>
          <table:table-cell/>
          <table:table-cell table:style-name="ce28" table:formula="of:=IF((([.A9]&lt;&gt;[.C9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8" office:value-type="float" office:value="1">
            <text:p>1</text:p>
          </table:table-cell>
          <table:table-cell table:number-columns-repeated="1016"/>
        </table:table-row>
        <table:table-row table:style-name="ro9">
          <table:table-cell table:style-name="ce27" office:value-type="string">
            <text:p>Lesson 2</text:p>
          </table:table-cell>
          <table:table-cell office:value-type="string">
            <text:p>.</text:p>
          </table:table-cell>
          <table:table-cell/>
          <table:table-cell table:style-name="ce28"/>
          <table:table-cell table:number-columns-repeated="3"/>
          <table:table-cell table:style-name="ce28" office:value-type="float" office:value="0">
            <text:p>0</text:p>
          </table:table-cell>
          <table:table-cell office:value-type="string">
            <text:p>Je mozne pridavat clenenie takymito riadkami, ale treba dat skore 0</text:p>
          </table:table-cell>
          <table:table-cell table:number-columns-repeated="1015"/>
        </table:table-row>
        <table:table-row table:style-name="ro8">
          <table:table-cell table:style-name="ce29" office:value-type="string">
            <text:p>l'ours, m</text:p>
          </table:table-cell>
          <table:table-cell table:style-name="ce31" office:value-type="string">
            <text:p>medveď </text:p>
          </table:table-cell>
          <table:table-cell/>
          <table:table-cell table:style-name="ce28" table:formula="of:=IF((([.A11]&lt;&gt;[.C11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8">
          <table:table-cell office:value-type="string">
            <text:p>la tortue</text:p>
          </table:table-cell>
          <table:table-cell table:style-name="ce31" office:value-type="string">
            <text:p>korytnačka </text:p>
          </table:table-cell>
          <table:table-cell/>
          <table:table-cell table:style-name="ce28" table:formula="of:=IF((([.A12]&lt;&gt;[.C12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8" office:value-type="float" office:value="1">
            <text:p>1</text:p>
          </table:table-cell>
          <table:table-cell table:number-columns-repeated="1016"/>
        </table:table-row>
        <table:table-row table:style-name="ro8">
          <table:table-cell table:style-name="ce29" office:value-type="string">
            <text:p>le lion</text:p>
          </table:table-cell>
          <table:table-cell office:value-type="string">
            <text:p>lev</text:p>
          </table:table-cell>
          <table:table-cell/>
          <table:table-cell table:style-name="ce28" table:formula="of:=IF((([.A13]&lt;&gt;[.C13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8" office:value-type="float" office:value="1">
            <text:p>1</text:p>
          </table:table-cell>
          <table:table-cell table:number-columns-repeated="1016"/>
        </table:table-row>
        <table:table-row table:style-name="ro4">
          <table:table-cell office:value-type="string">
            <text:p>la chienne</text:p>
          </table:table-cell>
          <table:table-cell office:value-type="string">
            <text:p>sučka</text:p>
          </table:table-cell>
          <table:table-cell/>
          <table:table-cell table:style-name="ce28" table:formula="of:=IF((([.A14]&lt;&gt;[.C14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4">
          <table:table-cell office:value-type="string">
            <text:p>la vache</text:p>
          </table:table-cell>
          <table:table-cell office:value-type="string">
            <text:p>krava</text:p>
          </table:table-cell>
          <table:table-cell/>
          <table:table-cell table:style-name="ce28" table:formula="of:=IF((([.A15]&lt;&gt;[.C15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8" office:value-type="float" office:value="1">
            <text:p>1</text:p>
          </table:table-cell>
          <table:table-cell table:number-columns-repeated="1016"/>
        </table:table-row>
        <table:table-row table:style-name="ro4">
          <table:table-cell office:value-type="string">
            <text:p>le cochon</text:p>
          </table:table-cell>
          <table:table-cell office:value-type="string">
            <text:p>prasa</text:p>
          </table:table-cell>
          <table:table-cell/>
          <table:table-cell table:style-name="ce28" table:formula="of:=IF((([.A16]&lt;&gt;[.C16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8" office:value-type="float" office:value="1">
            <text:p>1</text:p>
          </table:table-cell>
          <table:table-cell table:number-columns-repeated="1016"/>
        </table:table-row>
        <table:table-row table:style-name="ro4">
          <table:table-cell office:value-type="string">
            <text:p>la mouche</text:p>
          </table:table-cell>
          <table:table-cell office:value-type="string">
            <text:p>mucha</text:p>
          </table:table-cell>
          <table:table-cell/>
          <table:table-cell table:style-name="ce28" table:formula="of:=IF((([.A17]&lt;&gt;[.C17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9">
          <table:table-cell table:style-name="ce27" office:value-type="string">
            <text:p>Lesson 3</text:p>
          </table:table-cell>
          <table:table-cell table:number-columns-repeated="2"/>
          <table:table-cell table:style-name="ce28"/>
          <table:table-cell table:number-columns-repeated="3"/>
          <table:table-cell office:value-type="float" office:value="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le singe</text:p>
          </table:table-cell>
          <table:table-cell office:value-type="string">
            <text:p>opica</text:p>
          </table:table-cell>
          <table:table-cell/>
          <table:table-cell table:style-name="ce28" table:formula="of:=IF((([.A19]&lt;&gt;[.C19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8" office:value-type="float" office:value="1">
            <text:p>1</text:p>
          </table:table-cell>
          <table:table-cell table:number-columns-repeated="1016"/>
        </table:table-row>
        <table:table-row table:style-name="ro4">
          <table:table-cell office:value-type="string">
            <text:p>le requin</text:p>
          </table:table-cell>
          <table:table-cell office:value-type="string">
            <text:p>žralok</text:p>
          </table:table-cell>
          <table:table-cell/>
          <table:table-cell table:style-name="ce28" table:formula="of:=IF((([.A20]&lt;&gt;[.C20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8" office:value-type="float" office:value="1">
            <text:p>1</text:p>
          </table:table-cell>
          <table:table-cell table:number-columns-repeated="1016"/>
        </table:table-row>
        <table:table-row table:style-name="ro4">
          <table:table-cell office:value-type="string">
            <text:p>l'abeille, ž</text:p>
          </table:table-cell>
          <table:table-cell office:value-type="string">
            <text:p>včela</text:p>
          </table:table-cell>
          <table:table-cell/>
          <table:table-cell table:style-name="ce28" table:formula="of:=IF((([.A21]&lt;&gt;[.C21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4">
          <table:table-cell office:value-type="string">
            <text:p>le tigre</text:p>
          </table:table-cell>
          <table:table-cell office:value-type="string">
            <text:p>tiger</text:p>
          </table:table-cell>
          <table:table-cell/>
          <table:table-cell table:style-name="ce28" table:formula="of:=IF((([.A22]&lt;&gt;[.C22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8" office:value-type="float" office:value="1">
            <text:p>1</text:p>
          </table:table-cell>
          <table:table-cell table:number-columns-repeated="1016"/>
        </table:table-row>
        <table:table-row table:style-name="ro4">
          <table:table-cell office:value-type="string">
            <text:p>le dauphin</text:p>
          </table:table-cell>
          <table:table-cell office:value-type="string">
            <text:p>delfín</text:p>
          </table:table-cell>
          <table:table-cell/>
          <table:table-cell table:style-name="ce28" table:formula="of:=IF((([.A23]&lt;&gt;[.C23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8" office:value-type="float" office:value="1">
            <text:p>1</text:p>
          </table:table-cell>
          <table:table-cell table:number-columns-repeated="1016"/>
        </table:table-row>
        <table:table-row table:style-name="ro4">
          <table:table-cell office:value-type="string">
            <text:p>le serpent</text:p>
          </table:table-cell>
          <table:table-cell office:value-type="string">
            <text:p>had</text:p>
          </table:table-cell>
          <table:table-cell/>
          <table:table-cell table:style-name="ce28" table:formula="of:=IF((([.A24]&lt;&gt;[.C24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4">
          <table:table-cell office:value-type="string">
            <text:p>l'araignée, ž</text:p>
          </table:table-cell>
          <table:table-cell office:value-type="string">
            <text:p>pavúk</text:p>
          </table:table-cell>
          <table:table-cell/>
          <table:table-cell table:style-name="ce28" table:formula="of:=IF((([.A25]&lt;&gt;[.C25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8" office:value-type="float" office:value="1">
            <text:p>1</text:p>
          </table:table-cell>
          <table:table-cell table:number-columns-repeated="1016"/>
        </table:table-row>
        <table:table-row table:style-name="ro4">
          <table:table-cell office:value-type="string">
            <text:p>la souris</text:p>
          </table:table-cell>
          <table:table-cell office:value-type="string">
            <text:p>myš</text:p>
          </table:table-cell>
          <table:table-cell/>
          <table:table-cell table:style-name="ce28" table:formula="of:=IF((([.A26]&lt;&gt;[.C26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8" office:value-type="float" office:value="1">
            <text:p>1</text:p>
          </table:table-cell>
          <table:table-cell table:number-columns-repeated="1016"/>
        </table:table-row>
        <table:table-row table:style-name="ro4">
          <table:table-cell office:value-type="string">
            <text:p>le papillon</text:p>
          </table:table-cell>
          <table:table-cell office:value-type="string">
            <text:p>motýľ</text:p>
          </table:table-cell>
          <table:table-cell/>
          <table:table-cell table:style-name="ce28" table:formula="of:=IF((([.A27]&lt;&gt;[.C27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4">
          <table:table-cell office:value-type="string">
            <text:p>l'insecte, m</text:p>
          </table:table-cell>
          <table:table-cell office:value-type="string">
            <text:p>hmyz</text:p>
          </table:table-cell>
          <table:table-cell/>
          <table:table-cell table:style-name="ce28" table:formula="of:=IF((([.A28]&lt;&gt;[.C28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8" office:value-type="float" office:value="1">
            <text:p>1</text:p>
          </table:table-cell>
          <table:table-cell table:number-columns-repeated="1016"/>
        </table:table-row>
        <table:table-row table:style-name="ro4">
          <table:table-cell office:value-type="string">
            <text:p>la fourmi</text:p>
          </table:table-cell>
          <table:table-cell office:value-type="string">
            <text:p>mravec</text:p>
          </table:table-cell>
          <table:table-cell/>
          <table:table-cell table:style-name="ce28" table:formula="of:=IF((([.A29]&lt;&gt;[.C29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8" office:value-type="float" office:value="1">
            <text:p>1</text:p>
          </table:table-cell>
          <table:table-cell table:number-columns-repeated="1016"/>
        </table:table-row>
        <table:table-row table:style-name="ro4">
          <table:table-cell office:value-type="string">
            <text:p>la baleine</text:p>
          </table:table-cell>
          <table:table-cell office:value-type="string">
            <text:p>veľryba</text:p>
          </table:table-cell>
          <table:table-cell/>
          <table:table-cell table:style-name="ce28" table:formula="of:=IF((([.A30]&lt;&gt;[.C30])AND([.F$1]=1)) ;&quot;CHYBA&quot;;&quot;&quot;)" office:value-type="string" office:string-value="CHYBA">
            <text:p>CHYB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4">
          <table:table-cell office:value-type="string">
            <text:p>le loup</text:p>
          </table:table-cell>
          <table:table-cell office:value-type="string">
            <text:p>vlk</text:p>
          </table:table-cell>
          <table:table-cell/>
          <table:table-cell table:style-name="ce28" table:formula="of:=IF((([.A31]&lt;&gt;[.C31])AND([.F$1]=1)) ;&quot;CHYBA&quot;;&quot;&quot;)" office:value-type="string" office:string-value="CHYBA">
            <text:p>CHYBA</text:p>
          </table:table-cell>
          <table:table-cell table:number-columns-repeated="3"/>
          <table:table-cell table:style-name="ce28" office:value-type="float" office:value="1">
            <text:p>1</text:p>
          </table:table-cell>
          <table:table-cell table:number-columns-repeated="1016"/>
        </table:table-row>
        <table:table-row table:style-name="ro4">
          <table:table-cell/>
          <table:table-cell/>
          <table:table-cell/>
          <table:table-cell table:style-name="ce28" table:formula="of:=IF((([.A32]&lt;&gt;[.C3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3]&lt;&gt;[.C3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4]&lt;&gt;[.C3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5]&lt;&gt;[.C3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6]&lt;&gt;[.C3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7]&lt;&gt;[.C3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8]&lt;&gt;[.C3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9]&lt;&gt;[.C3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0]&lt;&gt;[.C4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1]&lt;&gt;[.C4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2]&lt;&gt;[.C4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3]&lt;&gt;[.C4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4]&lt;&gt;[.C4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5]&lt;&gt;[.C4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6]&lt;&gt;[.C4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7]&lt;&gt;[.C4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8]&lt;&gt;[.C4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9]&lt;&gt;[.C4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0]&lt;&gt;[.C5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1]&lt;&gt;[.C5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2]&lt;&gt;[.C5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3]&lt;&gt;[.C5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4]&lt;&gt;[.C5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5]&lt;&gt;[.C5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6]&lt;&gt;[.C5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7]&lt;&gt;[.C5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8]&lt;&gt;[.C5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9]&lt;&gt;[.C5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60]&lt;&gt;[.C6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61]&lt;&gt;[.C6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62]&lt;&gt;[.C6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63]&lt;&gt;[.C6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64]&lt;&gt;[.C6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65]&lt;&gt;[.C6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66]&lt;&gt;[.C6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67]&lt;&gt;[.C6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68]&lt;&gt;[.C6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69]&lt;&gt;[.C6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70]&lt;&gt;[.C7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71]&lt;&gt;[.C7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72]&lt;&gt;[.C7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73]&lt;&gt;[.C7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74]&lt;&gt;[.C7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75]&lt;&gt;[.C7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76]&lt;&gt;[.C7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77]&lt;&gt;[.C7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78]&lt;&gt;[.C7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79]&lt;&gt;[.C7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80]&lt;&gt;[.C8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81]&lt;&gt;[.C8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82]&lt;&gt;[.C8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83]&lt;&gt;[.C8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84]&lt;&gt;[.C8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85]&lt;&gt;[.C8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86]&lt;&gt;[.C8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87]&lt;&gt;[.C8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88]&lt;&gt;[.C8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89]&lt;&gt;[.C8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90]&lt;&gt;[.C9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91]&lt;&gt;[.C9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92]&lt;&gt;[.C9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93]&lt;&gt;[.C9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94]&lt;&gt;[.C9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95]&lt;&gt;[.C9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96]&lt;&gt;[.C9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97]&lt;&gt;[.C9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98]&lt;&gt;[.C9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99]&lt;&gt;[.C9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00]&lt;&gt;[.C10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01]&lt;&gt;[.C10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02]&lt;&gt;[.C10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03]&lt;&gt;[.C10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04]&lt;&gt;[.C10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05]&lt;&gt;[.C10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06]&lt;&gt;[.C10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07]&lt;&gt;[.C10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08]&lt;&gt;[.C10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09]&lt;&gt;[.C10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10]&lt;&gt;[.C11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11]&lt;&gt;[.C11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12]&lt;&gt;[.C11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13]&lt;&gt;[.C11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14]&lt;&gt;[.C11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15]&lt;&gt;[.C11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16]&lt;&gt;[.C11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17]&lt;&gt;[.C11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18]&lt;&gt;[.C11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19]&lt;&gt;[.C11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20]&lt;&gt;[.C12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21]&lt;&gt;[.C12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22]&lt;&gt;[.C12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23]&lt;&gt;[.C12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24]&lt;&gt;[.C12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25]&lt;&gt;[.C12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26]&lt;&gt;[.C12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27]&lt;&gt;[.C12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28]&lt;&gt;[.C12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29]&lt;&gt;[.C12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30]&lt;&gt;[.C13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31]&lt;&gt;[.C13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32]&lt;&gt;[.C13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33]&lt;&gt;[.C13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34]&lt;&gt;[.C13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35]&lt;&gt;[.C13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36]&lt;&gt;[.C13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37]&lt;&gt;[.C13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38]&lt;&gt;[.C13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39]&lt;&gt;[.C13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40]&lt;&gt;[.C14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41]&lt;&gt;[.C14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42]&lt;&gt;[.C14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43]&lt;&gt;[.C14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44]&lt;&gt;[.C14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45]&lt;&gt;[.C14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46]&lt;&gt;[.C14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47]&lt;&gt;[.C14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48]&lt;&gt;[.C14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49]&lt;&gt;[.C14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50]&lt;&gt;[.C15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51]&lt;&gt;[.C15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52]&lt;&gt;[.C15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53]&lt;&gt;[.C15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54]&lt;&gt;[.C15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55]&lt;&gt;[.C15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56]&lt;&gt;[.C15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57]&lt;&gt;[.C15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58]&lt;&gt;[.C15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59]&lt;&gt;[.C15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60]&lt;&gt;[.C16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61]&lt;&gt;[.C16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62]&lt;&gt;[.C16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63]&lt;&gt;[.C16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64]&lt;&gt;[.C16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65]&lt;&gt;[.C16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66]&lt;&gt;[.C16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67]&lt;&gt;[.C16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68]&lt;&gt;[.C16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69]&lt;&gt;[.C16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70]&lt;&gt;[.C17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71]&lt;&gt;[.C17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72]&lt;&gt;[.C17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73]&lt;&gt;[.C17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74]&lt;&gt;[.C17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75]&lt;&gt;[.C17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76]&lt;&gt;[.C17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77]&lt;&gt;[.C17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78]&lt;&gt;[.C17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79]&lt;&gt;[.C17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80]&lt;&gt;[.C18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81]&lt;&gt;[.C18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82]&lt;&gt;[.C18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83]&lt;&gt;[.C18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84]&lt;&gt;[.C18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85]&lt;&gt;[.C18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86]&lt;&gt;[.C18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87]&lt;&gt;[.C18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88]&lt;&gt;[.C18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89]&lt;&gt;[.C18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90]&lt;&gt;[.C19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91]&lt;&gt;[.C19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92]&lt;&gt;[.C19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93]&lt;&gt;[.C19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94]&lt;&gt;[.C19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95]&lt;&gt;[.C19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96]&lt;&gt;[.C19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97]&lt;&gt;[.C19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98]&lt;&gt;[.C19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199]&lt;&gt;[.C19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00]&lt;&gt;[.C20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01]&lt;&gt;[.C20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02]&lt;&gt;[.C20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03]&lt;&gt;[.C20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04]&lt;&gt;[.C20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05]&lt;&gt;[.C20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06]&lt;&gt;[.C20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07]&lt;&gt;[.C20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08]&lt;&gt;[.C20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09]&lt;&gt;[.C20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10]&lt;&gt;[.C21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11]&lt;&gt;[.C21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12]&lt;&gt;[.C21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13]&lt;&gt;[.C21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14]&lt;&gt;[.C21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15]&lt;&gt;[.C21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16]&lt;&gt;[.C21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17]&lt;&gt;[.C21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18]&lt;&gt;[.C21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19]&lt;&gt;[.C21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20]&lt;&gt;[.C22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21]&lt;&gt;[.C22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22]&lt;&gt;[.C22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23]&lt;&gt;[.C22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24]&lt;&gt;[.C22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25]&lt;&gt;[.C22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26]&lt;&gt;[.C22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27]&lt;&gt;[.C22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28]&lt;&gt;[.C22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29]&lt;&gt;[.C22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30]&lt;&gt;[.C23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31]&lt;&gt;[.C23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32]&lt;&gt;[.C23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33]&lt;&gt;[.C23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34]&lt;&gt;[.C23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35]&lt;&gt;[.C23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36]&lt;&gt;[.C23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37]&lt;&gt;[.C23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38]&lt;&gt;[.C23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39]&lt;&gt;[.C23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40]&lt;&gt;[.C24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41]&lt;&gt;[.C24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42]&lt;&gt;[.C24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43]&lt;&gt;[.C24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44]&lt;&gt;[.C24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45]&lt;&gt;[.C24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46]&lt;&gt;[.C24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47]&lt;&gt;[.C24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48]&lt;&gt;[.C24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49]&lt;&gt;[.C24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50]&lt;&gt;[.C25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51]&lt;&gt;[.C25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52]&lt;&gt;[.C25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53]&lt;&gt;[.C25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54]&lt;&gt;[.C25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55]&lt;&gt;[.C25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56]&lt;&gt;[.C25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57]&lt;&gt;[.C25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58]&lt;&gt;[.C25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59]&lt;&gt;[.C25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60]&lt;&gt;[.C26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61]&lt;&gt;[.C26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62]&lt;&gt;[.C26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63]&lt;&gt;[.C26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64]&lt;&gt;[.C26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65]&lt;&gt;[.C26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66]&lt;&gt;[.C26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67]&lt;&gt;[.C26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68]&lt;&gt;[.C26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69]&lt;&gt;[.C26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70]&lt;&gt;[.C27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71]&lt;&gt;[.C27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72]&lt;&gt;[.C27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73]&lt;&gt;[.C27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74]&lt;&gt;[.C27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75]&lt;&gt;[.C27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76]&lt;&gt;[.C27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77]&lt;&gt;[.C27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78]&lt;&gt;[.C27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79]&lt;&gt;[.C27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80]&lt;&gt;[.C28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81]&lt;&gt;[.C28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82]&lt;&gt;[.C28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83]&lt;&gt;[.C28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84]&lt;&gt;[.C28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85]&lt;&gt;[.C28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86]&lt;&gt;[.C28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87]&lt;&gt;[.C28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88]&lt;&gt;[.C28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89]&lt;&gt;[.C28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90]&lt;&gt;[.C29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91]&lt;&gt;[.C29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92]&lt;&gt;[.C29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93]&lt;&gt;[.C29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94]&lt;&gt;[.C29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95]&lt;&gt;[.C29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96]&lt;&gt;[.C29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97]&lt;&gt;[.C29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98]&lt;&gt;[.C29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299]&lt;&gt;[.C29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00]&lt;&gt;[.C30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01]&lt;&gt;[.C30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02]&lt;&gt;[.C30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03]&lt;&gt;[.C30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04]&lt;&gt;[.C30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05]&lt;&gt;[.C30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06]&lt;&gt;[.C30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07]&lt;&gt;[.C30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08]&lt;&gt;[.C30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09]&lt;&gt;[.C30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10]&lt;&gt;[.C31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11]&lt;&gt;[.C31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12]&lt;&gt;[.C31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13]&lt;&gt;[.C31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14]&lt;&gt;[.C31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15]&lt;&gt;[.C31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16]&lt;&gt;[.C31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17]&lt;&gt;[.C31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18]&lt;&gt;[.C31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19]&lt;&gt;[.C31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20]&lt;&gt;[.C32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21]&lt;&gt;[.C32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22]&lt;&gt;[.C32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23]&lt;&gt;[.C32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24]&lt;&gt;[.C32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25]&lt;&gt;[.C32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26]&lt;&gt;[.C32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27]&lt;&gt;[.C32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28]&lt;&gt;[.C32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29]&lt;&gt;[.C32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30]&lt;&gt;[.C33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31]&lt;&gt;[.C33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32]&lt;&gt;[.C33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33]&lt;&gt;[.C33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34]&lt;&gt;[.C33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35]&lt;&gt;[.C33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36]&lt;&gt;[.C33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37]&lt;&gt;[.C33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38]&lt;&gt;[.C33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39]&lt;&gt;[.C33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40]&lt;&gt;[.C34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41]&lt;&gt;[.C34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42]&lt;&gt;[.C34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43]&lt;&gt;[.C34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44]&lt;&gt;[.C34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45]&lt;&gt;[.C34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46]&lt;&gt;[.C34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47]&lt;&gt;[.C34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48]&lt;&gt;[.C34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49]&lt;&gt;[.C34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50]&lt;&gt;[.C35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51]&lt;&gt;[.C35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52]&lt;&gt;[.C35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53]&lt;&gt;[.C35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54]&lt;&gt;[.C35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55]&lt;&gt;[.C35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56]&lt;&gt;[.C35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57]&lt;&gt;[.C35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58]&lt;&gt;[.C35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59]&lt;&gt;[.C35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60]&lt;&gt;[.C36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61]&lt;&gt;[.C36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62]&lt;&gt;[.C36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63]&lt;&gt;[.C36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64]&lt;&gt;[.C36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65]&lt;&gt;[.C36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66]&lt;&gt;[.C36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67]&lt;&gt;[.C36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68]&lt;&gt;[.C36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69]&lt;&gt;[.C36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70]&lt;&gt;[.C37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71]&lt;&gt;[.C37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72]&lt;&gt;[.C37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73]&lt;&gt;[.C37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74]&lt;&gt;[.C37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75]&lt;&gt;[.C37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76]&lt;&gt;[.C37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77]&lt;&gt;[.C37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78]&lt;&gt;[.C37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79]&lt;&gt;[.C37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80]&lt;&gt;[.C38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81]&lt;&gt;[.C38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82]&lt;&gt;[.C38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83]&lt;&gt;[.C38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84]&lt;&gt;[.C38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85]&lt;&gt;[.C38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86]&lt;&gt;[.C38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87]&lt;&gt;[.C38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88]&lt;&gt;[.C38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89]&lt;&gt;[.C38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90]&lt;&gt;[.C39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91]&lt;&gt;[.C39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92]&lt;&gt;[.C39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93]&lt;&gt;[.C39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94]&lt;&gt;[.C39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95]&lt;&gt;[.C39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96]&lt;&gt;[.C39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97]&lt;&gt;[.C39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98]&lt;&gt;[.C39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399]&lt;&gt;[.C39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00]&lt;&gt;[.C40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01]&lt;&gt;[.C40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02]&lt;&gt;[.C40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03]&lt;&gt;[.C40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04]&lt;&gt;[.C40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05]&lt;&gt;[.C40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06]&lt;&gt;[.C40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07]&lt;&gt;[.C40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08]&lt;&gt;[.C40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09]&lt;&gt;[.C40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10]&lt;&gt;[.C41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11]&lt;&gt;[.C41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12]&lt;&gt;[.C41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13]&lt;&gt;[.C41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14]&lt;&gt;[.C41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15]&lt;&gt;[.C41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16]&lt;&gt;[.C41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17]&lt;&gt;[.C41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18]&lt;&gt;[.C41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19]&lt;&gt;[.C41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20]&lt;&gt;[.C42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21]&lt;&gt;[.C42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22]&lt;&gt;[.C42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23]&lt;&gt;[.C42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24]&lt;&gt;[.C42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25]&lt;&gt;[.C42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26]&lt;&gt;[.C42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27]&lt;&gt;[.C42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28]&lt;&gt;[.C42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29]&lt;&gt;[.C42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30]&lt;&gt;[.C43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31]&lt;&gt;[.C43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32]&lt;&gt;[.C43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33]&lt;&gt;[.C43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34]&lt;&gt;[.C43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35]&lt;&gt;[.C43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36]&lt;&gt;[.C43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37]&lt;&gt;[.C43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38]&lt;&gt;[.C43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39]&lt;&gt;[.C43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40]&lt;&gt;[.C44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41]&lt;&gt;[.C44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42]&lt;&gt;[.C44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43]&lt;&gt;[.C44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44]&lt;&gt;[.C44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45]&lt;&gt;[.C44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46]&lt;&gt;[.C44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47]&lt;&gt;[.C44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48]&lt;&gt;[.C44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49]&lt;&gt;[.C44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50]&lt;&gt;[.C45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51]&lt;&gt;[.C45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52]&lt;&gt;[.C45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53]&lt;&gt;[.C45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54]&lt;&gt;[.C45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55]&lt;&gt;[.C45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56]&lt;&gt;[.C45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57]&lt;&gt;[.C45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58]&lt;&gt;[.C45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59]&lt;&gt;[.C45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60]&lt;&gt;[.C46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61]&lt;&gt;[.C46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62]&lt;&gt;[.C46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63]&lt;&gt;[.C46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64]&lt;&gt;[.C46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65]&lt;&gt;[.C46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66]&lt;&gt;[.C46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67]&lt;&gt;[.C46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68]&lt;&gt;[.C46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69]&lt;&gt;[.C46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70]&lt;&gt;[.C47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71]&lt;&gt;[.C47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72]&lt;&gt;[.C47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73]&lt;&gt;[.C47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74]&lt;&gt;[.C47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75]&lt;&gt;[.C47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76]&lt;&gt;[.C47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77]&lt;&gt;[.C47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78]&lt;&gt;[.C47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79]&lt;&gt;[.C47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80]&lt;&gt;[.C48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81]&lt;&gt;[.C48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82]&lt;&gt;[.C48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83]&lt;&gt;[.C48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84]&lt;&gt;[.C48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85]&lt;&gt;[.C48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86]&lt;&gt;[.C48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87]&lt;&gt;[.C48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88]&lt;&gt;[.C48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89]&lt;&gt;[.C48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90]&lt;&gt;[.C49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91]&lt;&gt;[.C49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92]&lt;&gt;[.C49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93]&lt;&gt;[.C49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94]&lt;&gt;[.C49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95]&lt;&gt;[.C49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96]&lt;&gt;[.C49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97]&lt;&gt;[.C49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98]&lt;&gt;[.C49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499]&lt;&gt;[.C49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00]&lt;&gt;[.C50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01]&lt;&gt;[.C50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02]&lt;&gt;[.C50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03]&lt;&gt;[.C50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04]&lt;&gt;[.C50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05]&lt;&gt;[.C50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06]&lt;&gt;[.C50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07]&lt;&gt;[.C507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08]&lt;&gt;[.C508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09]&lt;&gt;[.C509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10]&lt;&gt;[.C510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11]&lt;&gt;[.C511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12]&lt;&gt;[.C512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13]&lt;&gt;[.C513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14]&lt;&gt;[.C514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15]&lt;&gt;[.C515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16]&lt;&gt;[.C516])AND([.F$1]=1)) ;&quot;CHYBA&quot;;&quot;&quot;)">
            <text:p/>
          </table:table-cell>
          <table:table-cell table:number-columns-repeated="1020"/>
        </table:table-row>
        <table:table-row table:style-name="ro4">
          <table:table-cell/>
          <table:table-cell/>
          <table:table-cell/>
          <table:table-cell table:style-name="ce28" table:formula="of:=IF((([.A517]&lt;&gt;[.C517])AND([.F$1]=1)) ;&quot;CHYBA&quot;;&quot;&quot;)">
            <text:p/>
          </table:table-cell>
          <table:table-cell table:number-columns-repeated="1020"/>
        </table:table-row>
        <table:table-row table:style-name="ro4" table:number-rows-repeated="104805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Kótovacie_20_šípky_20_1" draw:display-name="Kótovacie šípky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.00.0000</text:date>, <text:time style:data-style-name="N2" text:time-value="0000-00-00T23:26:11.0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2DT8H30M14S</meta:editing-duration>
    <meta:editing-cycles>92</meta:editing-cycles>
    <meta:generator>LibreOffice/3.6$Windows_x86 LibreOffice_project/932b512-69e3009-7a10e5c-fc86223-a55908</meta:generator>
    <dc:date>2014-10-28T23:50:13.07</dc:date>
    <meta:document-statistic meta:table-count="2" meta:cell-count="1655" meta:object-count="3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REM vygeneruje dalsie slovicko

Dim Doc As Object
Dim Sheet As Object
Dim S As String
Dim Num As Double
Dim MaxNumRows As Integer
Dim I As Integer
Dim Rand As Double
Dim MaxScore As Double



MaxNumRows=100
MaxNumSheets=20
Doc = ThisComponent
Sheet = Doc.Sheets (0)
MaxScore=0
MaxLes=0
REM Sheet.getCellByPosition(0, 1).Value=47
strictness=Sheet.getCellByPosition(1, 1).Value
For I=0 To MaxNumSheets
	CurSheet=Doc.Sheets(Sheet.getCellByPosition(I, 4).Value)
	Sheet.getCellByPosition(I,5).String= CurSheet.name REM vypis iba informativny! meno sheetu
	
	if Sheet.getCellByPosition(I, 4).Value &gt;0 Then
		For J=0 to MaxNumRows
			MaxScore= MaxScore + (CurSheet.getCellByPosition(7, J).Value)^strictness
			if CurSheet.getCellByPosition(7, J).Value = 0 Then
				Exit for
			end if
		Next
REM		MaxScore= MaxScore + CurSheet.getCellRangeByPosition(7,0,7,MaxNumRows).computeFunction(com.sun.star.sheet.GeneralFunction.SUM)
		MaxLes=I
REM		Sheet.getCellByPosition(I+5,13).Value=CurSheet.getCellRangeByPosition(7,0,7,MaxNumRows).computeFunction(com.sun.star.sheet.GeneralFunction.SUM)

	end if
REM	Sheet.getCellByPosition(I+5,12).Value= MaxScore
Next
Randomize
Rand=Rnd*MaxScore
Sheet.getCellByPosition(0,10).Value= Rand
Sheet.getCellByPosition(0,11).Value= MaxScore
Num=0
Dim Index as Integer
Dim ok as Integer
ok=0
For J=0 To MaxLes
	CurSheet=Doc.Sheets(Sheet.getCellByPosition(J, 4).Value)
	Sheet.getCellByPosition(0,9).String= CurSheet.name
	For I=0 To MaxNumRows
		Num = Num + ((CurSheet.getCellByPosition(7, I).Value)^strictness)
		If (Num &gt; Rand)and(ok=0) Then
			Index = I
			SheetIndex = J
			ok=1
			Exit For
		End If
		if ok =1 then
			Exit For
		end if
	Next
	if ok =1 then
		Exit For
	end if	
Next
Sheet.getCellByPosition(0,12).Value=Index
Sheet.getCellByPosition(1,12).Value=SheetIndex
CurSheet=Doc.Sheets(Sheet.getCellByPosition(SheetIndex, 4).Value)
Sheet.getCellByPosition(0,14).String=CurSheet.getCellByPosition(1,Index).String
Sheet.getCellByPosition(4,14).String=CurSheet.getCellByPosition(0,Index).String
Sheet.getCellByPosition(1,14).String = ""
Sheet.getCellByPosition(2,14).String = "---"


dim document   as object
dim dispatcher as object
document   = ThisComponent.CurrentController.Frame
dispatcher = createUnoService("com.sun.star.frame.DispatchHelper")

dim args1(0) as new com.sun.star.beans.PropertyValue
args1(0).Name = ToPoint
args1(0).Value = "$B$15"

dispatcher.executeDispatch(document, ".uno:GoToCell", "", 0, args1())


End Sub
</script:module>
</file>

<file path=Basic/Standard/penalizujAdalsie.xml><?xml version="1.0" encoding="utf-8"?>
<!DOCTYPE module  PUBLIC '-//OpenOffice.org//DTD OfficeDocument 1.0//EN'  'module.dtd'>
<script:module xmlns:script="http://openoffice.org/2000/script" script:name="penalizujAdalsie" script:language="StarBasic">REM  *****  BASIC  *****

Sub Main
 
Doc = ThisComponent
Sheet = Doc.Sheets (0)
Dim Penalty As Double
Penalty = 1.5

Dim Index as Integer
Index = Sheet.getCellByPosition(0,12).Value
SheetIndex= Sheet.getCellByPosition(1,12).Value
CurSheet=Doc.Sheets(Sheet.getCellByPosition(SheetIndex, 4).Value)
Fr = CurSheet.getCellByPosition(0,Index).String
ErrorStr = Sheet.getCellByPosition(2,14).String
If Sheet.getCellByPosition(2,14).String = "OK" Then
	CurSheet.getCellByPosition(7,Index).Value = CurSheet.getCellByPosition(7,Index).Value / Penalty
End If
If Sheet.getCellByPosition(2,14).String = "ZLE" Then
	CurSheet.getCellByPosition(7,Index).Value = CurSheet.getCellByPosition(7,Index).Value * Penalty * 2
	Sheet.getCellByPosition(1,15).String = Fr
	For I=0 To 2000000
	Next
 	Sheet.getCellByPosition(1,15).String= ""	
End If

call Module1.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kontroluj"/>
  <library:element library:name="penalizujAdalsie"/>
</library:library>
</file>

<file path=Basic/Standard/skontroluj.xml><?xml version="1.0" encoding="utf-8"?>
<!DOCTYPE module  PUBLIC '-//OpenOffice.org//DTD OfficeDocument 1.0//EN'  'module.dtd'>
<script:module xmlns:script="http://openoffice.org/2000/script" script:name="skontroluj" script:language="StarBasic">REM  *****  BASIC  *****

Sub Main
Dim Doc As Object
Dim Sheet As Object

Doc = ThisComponent
Sheet = Doc.Sheets (0)
Sheet.getCellByPosition(2, 14).String="---"

REM IBA stlacenie enteru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rem ----------------------------------------------------------------------
dispatcher.executeDispatch(document, ".uno:JumpToNextCell", "", 0, Array())

rem ----------------------------------------------------------------------
dim args1(0) as new com.sun.star.beans.PropertyValue
args1(0).Name = "ToPoint"
args1(0).Value = "$B$15"

dispatcher.executeDispatch(document, ".uno:GoToCell", "", 0, args1())


Wait 100
Dim ActSheetIndex as Integer
ActSheetIndex = Sheet.getCellByPosition(1, 12).Value
Dim ActSheet As Object
ActSheet=Doc.Sheets(Sheet.getCellByPosition(ActSheetIndex, 4).Value)
ActRow= Sheet.getCellByPosition(0, 12).Value
CorrectWord=ActSheet.getCellByPosition(0,ActRow).String
InputWord=Sheet.getCellByPosition(1,14).String
if CorrectWord = InputWord then
	Sheet.getCellByPosition(2, 14).String="OK"
else
	Sheet.getCellByPosition(2, 14).String="ZLE"	
end if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